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Mono-Regular" svg:font-family="SFMono-Regular, Consolas, 'Liberation Mono', Menl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3d42" officeooo:paragraph-rsid="00093d42"/>
    </style:style>
    <style:style style:name="P2" style:family="paragraph" style:parent-style-name="Standard">
      <style:text-properties officeooo:rsid="000ae1f2" officeooo:paragraph-rsid="000ae1f2"/>
    </style:style>
    <style:style style:name="P3" style:family="paragraph" style:parent-style-name="Standard">
      <style:text-properties style:font-name="Liberation Serif" fo:font-size="10pt" officeooo:rsid="000b9d7f" officeooo:paragraph-rsid="000b9d7f" style:font-size-asian="10pt" style:font-size-complex="10pt"/>
    </style:style>
    <style:style style:name="P4" style:family="paragraph" style:parent-style-name="Text_20_body">
      <style:text-properties officeooo:rsid="000b9d7f" officeooo:paragraph-rsid="000b9d7f"/>
    </style:style>
    <style:style style:name="P5" style:family="paragraph" style:parent-style-name="Preformatted_20_Text">
      <style:text-properties officeooo:paragraph-rsid="000b9d7f"/>
    </style:style>
    <style:style style:name="P6" style:family="paragraph" style:parent-style-name="Preformatted_20_Text">
      <style:text-properties style:font-name="Liberation Serif" fo:font-size="10pt" officeooo:rsid="000b9d7f" officeooo:paragraph-rsid="000b9d7f" style:font-size-asian="10pt" style:font-size-complex="10pt"/>
    </style:style>
    <style:style style:name="P7"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style>
    <style:style style:name="T1" style:family="text">
      <style:text-properties officeooo:rsid="000ae1f2"/>
    </style:style>
    <style:style style:name="T2" style:family="text">
      <style:text-properties officeooo:rsid="000b9d7f"/>
    </style:style>
    <style:style style:name="T3" style:family="text">
      <style:text-properties fo:font-variant="normal" fo:text-transform="none" fo:color="#24292e" style:font-name="SFMono-Regular" fo:font-size="9.75pt" fo:letter-spacing="normal" fo:font-style="normal" fo:font-weight="normal" loext:padding="0cm" loext:border="none"/>
    </style:style>
    <style:style style:name="T4" style:family="text">
      <style:text-properties fo:font-variant="normal" fo:text-transform="none" fo:color="#24292e" style:font-name="Liberation Serif" fo:font-size="10pt" fo:letter-spacing="normal" fo:font-style="normal" fo:font-weight="normal" officeooo:rsid="00093d42" style:font-size-asian="10pt" style:font-size-complex="10pt" loext:padding="0cm" loext:border="none"/>
    </style:style>
    <style:style style:name="T5" style:family="text">
      <style:text-properties fo:font-variant="normal" fo:text-transform="none" fo:color="#24292e" style:font-name="Liberation Serif" fo:font-size="10pt" fo:letter-spacing="normal" fo:font-style="normal" fo:font-weight="normal" officeooo:rsid="000b9d7f" style:font-size-asian="10pt" style:font-size-complex="10pt" loext:padding="0cm" loext:border="none"/>
    </style:style>
    <style:style style:name="T6"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 el primer ejercicio tuve que agregar todos los <text:span text:style-name="T2">módulos</text:span> creados en el practico 1 a un nuevo proyecto con la Top Level entity processor_arm, para formar un microprocesador con pipeline reducido (De Mem a Decode).<text:tab/> Para esta <text:span text:style-name="T2">función</text:span> de pipeline tuve que cambiar el decode agregando el wa3_D que se muestra en el datapath del micro, que sirve para enviar la <text:span text:style-name="T2">dirección</text:span> del registro que se acaba de calcular en la etapa Mem, por lo tanto en decode se puede comparar el registro que se esta pidiendo con el que se acaba de escribir en Mem, y de ser iguales se da el valor actualizado (que viene por le entrada writeData3_D). Entonces en el regfile hacemos esta <text:span text:style-name="T2">comparación</text:span> en el momento de enviar el output del registro pedido, a ver si enviamos el valor actual del registro, o el que viene por la señal del writeData. </text:p>
      <text:p text:style-name="P1">Habiendo hecho esto, <text:span text:style-name="T2">probé</text:span> el programa que <text:span text:style-name="T2">había</text:span> que probar, que estaba en binario en el archivo imem.sv, <text:span text:style-name="T1">y me daba números raros (por los hazards del programa). Luego para probar el correcto funcionamiento, puse los Nop que consideraba necesarios y me dieron bien los valores (del 0 al 6) pero en el registro 7 donde debía haber un 1, había un 0. Sin entender porque sucedía, intente poner todos los Nop posibles (3 entre cada instrucción) haber si eso lo solucionaba (No habría forma de que existiera ningún hazard) y seguía el mismo resultado. Asi es como me di cuenta que había hecho mal la comparación en el forwarding que implementamos, por lo que lo cambie y dio bien.</text:span></text:p>
      <text:p text:style-name="P2">La cantidad de ciclos era obviamente mas alta que con el single cycle (16 contra 6) pero hay que tener en cuenta que los clocks con forwarding son mucho mas cortos que los clocks con el single cycle.</text:p>
      <text:p text:style-name="P2"/>
      <text:p text:style-name="P2">Para el ejercicio 2 analice el <text:span text:style-name="T2">código</text:span> y vi que estaba lleno de hazards de datos, y por ende mi procesador con pipelining no iba a dar el resultado correcto. Tenemos un procesador con un solo issue y pipelining desde Mem, por lo que agregue los <text:span text:style-name="T2">N</text:span>op que necesitaba para evitar los hazards. <text:span text:style-name="T2">El código quedó:</text:span></text:p>
      <text:p text:style-name="P2"/>
      <text:p text:style-name="P5"><text:span text:style-name="Source_20_Text"><text:span text:style-name="T4">ADD X0, XZR, X4</text:span></text:span></text:p>
      <text:p text:style-name="P7"><text:span text:style-name="Source_20_Text"><text:span text:style-name="T4">NO</text:span></text:span><text:span text:style-name="Source_20_Text"><text:span text:style-name="T5">P</text:span></text:span></text:p>
      <text:p text:style-name="P7"><text:span text:style-name="Source_20_Text"><text:span text:style-name="T4">NO</text:span></text:span><text:span text:style-name="Source_20_Text"><text:span text:style-name="T5">P</text:span></text:span></text:p>
      <text:p text:style-name="P7"><text:span text:style-name="Source_20_Text"><text:span text:style-name="T4">ADD X1, X0, X4</text:span></text:span></text:p>
      <text:p text:style-name="P7"><text:span text:style-name="Source_20_Text"><text:span text:style-name="T4">NOP</text:span></text:span></text:p>
      <text:p text:style-name="P7"><text:span text:style-name="Source_20_Text"><text:span text:style-name="T4">NOP</text:span></text:span></text:p>
      <text:p text:style-name="P7"><text:span text:style-name="Source_20_Text"><text:span text:style-name="T4">ADD X2, X1, X4</text:span></text:span></text:p>
      <text:p text:style-name="P7"><text:span text:style-name="Source_20_Text"><text:span text:style-name="T4">NOP</text:span></text:span></text:p>
      <text:p text:style-name="P7"><text:span text:style-name="Source_20_Text"><text:span text:style-name="T4">NOP</text:span></text:span></text:p>
      <text:p text:style-name="P7"><text:span text:style-name="Source_20_Text"><text:span text:style-name="T4">ADD X3, X2, X4</text:span></text:span></text:p>
      <text:p text:style-name="P7"><text:span text:style-name="Source_20_Text"><text:span text:style-name="T4">STUR X0, [XZR, #0]</text:span></text:span></text:p>
      <text:p text:style-name="P7"><text:span text:style-name="Source_20_Text"><text:span text:style-name="T4">STUR X1, [XZR, #8]</text:span></text:span></text:p>
      <text:p text:style-name="P7"><text:span text:style-name="Source_20_Text"><text:span text:style-name="T4">STUR X2, [XZR, #16]</text:span></text:span></text:p>
      <text:p text:style-name="P7"><text:span text:style-name="Source_20_Text"><text:span text:style-name="T4">STUR X3, [XZR, #24]</text:span></text:span></text:p>
      <text:p text:style-name="P3"/>
      <text:p text:style-name="P3">Para agregar los Nop se usaba el opCode 0x00 y así los agregue al imem.sv, cambiando el tamaño de la señal a la cantidad de instrucciones que me quedaban. El contenido de la memoria se mostraba en mem_dump y quedaba:</text:p>
      <text:p text:style-name="P3"/>
      <text:p text:style-name="P6"><text:span text:style-name="Source_20_Text"><text:span text:style-name="T3">0 0000000000000000000000000000000000000000000000000000000000000100</text:span></text:span></text:p>
      <text:p text:style-name="P7"/>
      <text:p text:style-name="P7"><text:span text:style-name="Source_20_Text"><text:span text:style-name="T3">1 0000000000000000000000000000000000000000000000000000000000001000</text:span></text:span></text:p>
      <text:p text:style-name="P7"/>
      <text:p text:style-name="P7"><text:span text:style-name="Source_20_Text"><text:span text:style-name="T3">2 0000000000000000000000000000000000000000000000000000000000001100</text:span></text:span></text:p>
      <text:p text:style-name="P7"/>
      <text:p text:style-name="P7"><text:span text:style-name="Source_20_Text"><text:span text:style-name="T3">3 0000000000000000000000000000000000000000000000000000000000010000</text:span></text:span></text:p>
      <text:p text:style-name="P7"><text:soft-page-break/></text:p>
      <text:p text:style-name="P7"><text:span text:style-name="Source_20_Text"><text:span text:style-name="T3">4 0000000000000000000000000000000000000000000000000000000000000000</text:span></text:span></text:p>
      <text:p text:style-name="P7"/>
      <text:p text:style-name="P7"><text:span text:style-name="Source_20_Text"><text:span text:style-name="T3">5 0000000000000000000000000000000000000000000000000000000000000000</text:span></text:span></text:p>
      <text:p text:style-name="P7"/>
      <text:p text:style-name="P7"><text:span text:style-name="Source_20_Text"><text:span text:style-name="T3">6 0000000000000000000000000000000000000000000000000000000000000000</text:span></text:span></text:p>
      <text:p text:style-name="P7"/>
      <text:p text:style-name="P7"><text:span text:style-name="Source_20_Text"><text:span text:style-name="T3">7 ...</text:span></text:span></text:p>
      <text:p text:style-name="Text_20_body"><text:line-break/><text:span text:style-name="T2">Corriéndolo a mano con los registros inicializados en Xi = i para 0 &lt; i &lt; 31 me dio el mismo resultado asique supongo que estará bien.</text:span></text:p>
      <text:p text:style-name="P4">No pude hacer andar el model_sim en mi linux, asique no pude correrlo en mi computadora pero si pude ver en otra computadora como se iba mostrando cada instrucción que se iba ejecutando, y por lo tanto si lo corriera con mi código por el pipelining se vería como una instrucción que necesitaba el resultado de la anterior, se empieza a ejecutar y lee el registro que no ha sido actualizado au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Mono-Regular" svg:font-family="SFMono-Regular, Consolas, 'Liberation Mono', Menl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0T01:05:26.414952102</meta:creation-date>
    <dc:date>2019-11-20T01:39:28.735944555</dc:date>
    <meta:editing-duration>PT12S</meta:editing-duration>
    <meta:editing-cycles>1</meta:editing-cycles>
    <meta:document-statistic meta:table-count="0" meta:image-count="0" meta:object-count="0" meta:page-count="2" meta:paragraph-count="29" meta:word-count="554" meta:character-count="3354" meta:non-whitespace-character-count="2826"/>
    <meta:generator>LibreOffice/6.0.7.3$Linux_X86_64 LibreOffice_project/00m0$Build-3</meta:generator>
  </office:meta>
</office:document-meta>
</file>